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#include &lt;stdio.h&gt;</text:p>
      <text:p text:style-name="P2">int main()</text:p>
      <text:p text:style-name="P2">{</text:p>
      <text:p text:style-name="P2"><text:s text:c="4"/>int i,j,a[100],n,temp,e;</text:p>
      <text:p text:style-name="P2"><text:s text:c="4"/>printf("Enter the size of the array : ");</text:p>
      <text:p text:style-name="P2"><text:s text:c="4"/>scanf("%d",&amp;n);</text:p>
      <text:p text:style-name="P2"><text:s text:c="4"/>printf("Enter the elements : \n");</text:p>
      <text:p text:style-name="P2"><text:s text:c="4"/>for(i=0;i&lt;n;i++)</text:p>
      <text:p text:style-name="P2"><text:s text:c="8"/>scanf("%d",&amp;a[i]);</text:p>
      <text:p text:style-name="P2"><text:s text:c="4"/>for(i=0;i&lt;n;i++)</text:p>
      <text:p text:style-name="P2"><text:s text:c="4"/>{</text:p>
      <text:p text:style-name="P2"><text:s text:c="8"/>for (j=0;j&lt;(n-i-1);j++)</text:p>
      <text:p text:style-name="P2"><text:s text:c="8"/>{</text:p>
      <text:p text:style-name="P2"><text:s text:c="12"/>if(a[j]&gt;a[j+1])</text:p>
      <text:p text:style-name="P2"><text:s text:c="12"/>{</text:p>
      <text:p text:style-name="P2"><text:s text:c="16"/>temp=a[j+1];</text:p>
      <text:p text:style-name="P2"><text:s text:c="16"/>a[j+1]=a[j];</text:p>
      <text:p text:style-name="P2"><text:s text:c="16"/>a[j]=temp;</text:p>
      <text:p text:style-name="P2"><text:s text:c="12"/>}</text:p>
      <text:p text:style-name="P2"><text:s text:c="8"/>}</text:p>
      <text:p text:style-name="P2"><text:s text:c="4"/>}</text:p>
      <text:p text:style-name="P2"><text:s text:c="4"/>int beg=0,end=n,mid=(beg+end)/2;</text:p>
      <text:p text:style-name="P2"><text:s text:c="4"/>printf("Enter the element to be searched : ");</text:p>
      <text:p text:style-name="P2"><text:s text:c="4"/>scanf("%d",&amp;e);</text:p>
      <text:p text:style-name="P2"><text:s text:c="4"/>while(beg&lt;=end &amp;&amp; a[mid]!=e)</text:p>
      <text:p text:style-name="P2"><text:s text:c="4"/>{</text:p>
      <text:p text:style-name="P2"><text:s text:c="8"/>if(e&lt;a[mid])</text:p>
      <text:p text:style-name="P2"><text:s text:c="12"/>end=mid-1;</text:p>
      <text:p text:style-name="P2"><text:s text:c="8"/>else <text:s text:c="3"/></text:p>
      <text:p text:style-name="P2"><text:s text:c="12"/>beg=mid+1;</text:p>
      <text:p text:style-name="P2"><text:s text:c="8"/>mid=(beg+end)/2;</text:p>
      <text:p text:style-name="P2"><text:s text:c="4"/>}</text:p>
      <text:p text:style-name="P2"><text:s text:c="4"/>if(a[mid]==e)</text:p>
      <text:p text:style-name="P2"><text:s text:c="8"/>printf("Element was found at the position : %d\n",mid+1);</text:p>
      <text:p text:style-name="P2"><text:s text:c="4"/>else</text:p>
      <text:p text:style-name="P2"><text:s text:c="8"/>printf("Element not found\n");</text:p>
      <text:p text:style-name="P2"><text:s text:c="4"/>return 0;</text:p>
      <text:p text:style-name="P2">}</text:p>
      <text:p text:style-name="P2"/>
      <text:p text:style-name="P1">OUTPUT:</text:p>
      <text:p text:style-name="P1"/>
      <text:p text:style-name="P3">Enter the size of the array : 5</text:p>
      <text:p text:style-name="P3">Enter the elements : </text:p>
      <text:p text:style-name="P3">4</text:p>
      <text:p text:style-name="P3">8</text:p>
      <text:p text:style-name="P3">1</text:p>
      <text:p text:style-name="P3">2</text:p>
      <text:p text:style-name="P3">7</text:p>
      <text:p text:style-name="P3">Enter the element to be searched : 2</text:p>
      <text:p text:style-name="P3">Element was found at the position : 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15T17:43:21.356000000</dc:date>
    <meta:editing-duration>PT9M4S</meta:editing-duration>
    <meta:editing-cycles>1</meta:editing-cycles>
    <meta:document-statistic meta:table-count="0" meta:image-count="0" meta:object-count="0" meta:page-count="1" meta:paragraph-count="49" meta:word-count="108" meta:character-count="957" meta:non-whitespace-character-count="645"/>
    <meta:generator>LibreOffice/7.3.0.3$Windows_X86_64 LibreOffice_project/0f246aa12d0eee4a0f7adcefbf7c878fc2238db3</meta:generator>
  </office:meta>
</office:document-meta>
</file>